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3DEB79E9C260D95118.png" manifest:media-type="image/png"/>
  <manifest:file-entry manifest:full-path="Pictures/10000000000002F000000022299043CB8313294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TimesNewRomanPSMT1" svg:font-family="TimesNewRomanPSMT"/>
    <style:font-face style:name="Arial3" svg:font-family="Arial" style:font-family-generic="swiss"/>
    <style:font-face style:name="Arial1" svg:font-family="Arial" style:font-pitch="variable"/>
    <style:font-face style:name="Liberation Sans3" svg:font-family="'Liberation Sans'" style:font-pitch="variable"/>
    <style:font-face style:name="OpenSymbol1" svg:font-family="OpenSymbol, 'Arial Unicode MS'" style:font-pitch="variable"/>
    <style:font-face style:name="Segoe UI1" svg:font-family="'Segoe UI'" style:font-pitch="variable"/>
    <style:font-face style:name="Tahoma1" svg:font-family="Tahoma" style:font-pitch="variable"/>
    <style:font-face style:name="TimesNewRomanPSMT" svg:font-family="TimesNewRomanPSMT"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fo:min-height="2.629cm"/>
    </style:style>
    <style:style style:name="pr8" style:family="presentation" style:parent-style-name="Classy_5f_Red1-notes">
      <style:graphic-properties draw:fill-color="#ffffff" fo:min-height="13.364cm"/>
    </style:style>
    <style:style style:name="P1" style:family="paragraph">
      <style:paragraph-properties fo:text-align="justify"/>
    </style:style>
    <style:style style:name="P2" style:family="paragraph">
      <style:paragraph-properties fo:text-align="start"/>
    </style:style>
    <style:style style:name="P3" style:family="paragraph">
      <loext:graphic-properties draw:fill-color="#ffffff"/>
      <style:paragraph-properties fo:text-align="start"/>
      <style:text-properties style:font-size-asian="24pt"/>
    </style:style>
    <style:style style:name="P4" style:family="paragraph">
      <loext:graphic-properties draw:fill-color="#ffffff"/>
    </style:style>
    <style:style style:name="T1" style:family="text">
      <style:text-properties fo:font-variant="normal" fo:text-transform="none" fo:color="#ffffff" style:text-outline="false" style:text-line-through-style="none" style:text-line-through-type="none" style:font-name="TimesNewRomanPSMT1" fo:font-size="22pt" fo:font-style="normal" fo:text-shadow="none" style:text-underline-style="none" fo:font-weight="normal" style:letter-kerning="true" style:font-name-asian="TimesNewRomanPSMT1" style:font-size-asian="22pt" style:font-name-complex="TimesNewRomanPSMT1" style:font-size-complex="22pt" style:text-emphasize="none" style:font-relief="none" style:text-overline-style="none" style:text-overline-color="font-color"/>
    </style:style>
    <style:style style:name="T2" style:family="text">
      <style:text-properties fo:font-size="14pt" style:font-size-asian="26pt" style:font-size-complex="14pt"/>
    </style:style>
    <style:style style:name="T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4" style:family="text">
      <style:text-properties fo:font-size="15pt" style:font-size-asian="12pt" style:font-size-complex="12pt"/>
    </style:style>
    <style:style style:name="T5"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7" style:family="text">
      <style:text-properties fo:font-size="24pt" style:font-size-asian="18pt" style:font-size-complex="18pt"/>
    </style:style>
    <style:style style:name="T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size-asian="13pt" style:font-size-complex="13pt"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size-asian="15pt" style:font-size-complex="15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 text:style-name="P1"><text:span text:style-name="T1">PERSONALIZED ITINERARY RECOMMENDATION SYSTEM</text:span></text:p>
          </draw:text-box>
        </draw:frame>
        <draw:frame presentation:style-name="pr2" draw:text-style-name="P3" draw:layer="layout" svg:width="14.599cm" svg:height="3.6cm" svg:x="10.6cm" svg:y="10cm" presentation:class="subtitle" presentation:user-transformed="true">
          <draw:text-box>
            <text:p text:style-name="P2"><text:span text:style-name="T2">NAKULESH JAYAKRISHNAN</text:span><text:span text:style-name="T2"><text:tab/></text:span><text:span text:style-name="T2"><text:tab/></text:span><text:span text:style-name="T2">(17202012)</text:span></text:p>
            <text:p text:style-name="P2"><text:span text:style-name="T2">GAURI DESHPANDE</text:span><text:span text:style-name="T2"><text:tab/></text:span><text:span text:style-name="T2"><text:tab/></text:span><text:span text:style-name="T2"><text:tab/></text:span><text:span text:style-name="T2"><text:tab/></text:span><text:span text:style-name="T2">(16102046)</text:span><text:span text:style-name="T2"><text:tab/></text:span><text:span text:style-name="T2"><text:tab/></text:span></text:p>
            <text:p text:style-name="P2"><text:span text:style-name="T2">AKANKSHA KOSHTI</text:span><text:span text:style-name="T2"><text:tab/></text:span><text:span text:style-name="T2"><text:tab/></text:span><text:span text:style-name="T2"><text:tab/></text:span><text:span text:style-name="T2"><text:tab/></text:span><text:span text:style-name="T2">(16102011)</text:span></text:p>
          </draw:text-box>
        </draw:frame>
        <presentation:notes draw:style-name="dp2">
          <draw:page-thumbnail draw:style-name="gr1" draw:layer="layout" svg:width="19.8cm" svg:height="11.14cm" svg:x="0.599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Abstract</text:p>
          </draw:text-box>
        </draw:frame>
        <draw:frame presentation:style-name="pr5" draw:text-style-name="P1" draw:layer="layout" svg:width="25.199cm" svg:height="9.8cm" svg:x="1.4cm" svg:y="4.6cm" presentation:class="outline" presentation:user-transformed="true">
          <draw:text-box>
            <text:list text:style-name="L2">
              <text:list-header>
                <text:p text:style-name="P1"><text:span text:style-name="T3">The hassle of deciding on a travel destination is often overlooked by travel websites. Travelers, a lot of times, don’t have a clear idea of where they want to travel to. We aim on solving this problem by introducing a chat bot system that can recommend travel destinations based on minimal information from the traveler. Also, another interesting feature of the project is it’s itinerary generator. The system aims on providing a human-like user experience through the use of a chat bot interface. The interface interacts with the user to retrieve information about the user’s details like travel date, number of children and adults traveling and the budget of traveling. The user’s budget will be the main focus of this application as we want to give the end-user the best travel experience based on their particular budget. The recommender also takes other external factors such as the season, previous traveler experiences and weather into consideration. Incorporating these factors ensure that the most optimal destination is recommended to the user. As per the recommendation, the user can opt to get several itineraries to choose from. The iti</text:span><text:span text:style-name="T4">nerary generator also takes several external factors into consideration when generating an itinerary. The choice of itineraries vary in the choice of places and in activities according to budget and other external factors. <text:s/></text:span></text:p>
              </text:list-header>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Introduction<text:tab/></text:p>
          </draw:text-box>
        </draw:frame>
        <draw:frame presentation:style-name="pr5" draw:layer="layout" svg:width="25.199cm" svg:height="8.219cm" svg:x="1.27cm" svg:y="4.826cm" presentation:class="outline" presentation:user-transformed="true">
          <draw:text-box>
            <text:list text:style-name="L2">
              <text:list-item>
                <text:p><text:span text:style-name="T5">In order to make travel convenient, the main focus of destination recommender and personalized itinerary generator is to keep the application user-centric. <text:s/></text:span></text:p>
              </text:list-item>
              <text:list-item>
                <text:p><text:span text:style-name="T5">A personalized itinerary recommendation system uses machine learning to dynamically recommend <text:s/>a famous tourist hot spot across India as well as curate a personalized itinerary according to the user’s interest. It takes user input such as the budget of their travel, day and date of travel and number of adults and children traveling etc. Based on the interest of the user, various similar places will be recommended along with a number of personalized itineraries for that particular place, from which the user can choose an itinerary of his/her choice.</text:span></text:p>
              </text:list-item>
              <text:list-item>
                <text:p><text:span text:style-name="T5">A chatbot improves the user experience</text:span></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Objectives</text:p>
          </draw:text-box>
        </draw:frame>
        <draw:frame presentation:style-name="pr5" draw:layer="layout" svg:width="25.199cm" svg:height="8.219cm" svg:x="1.4cm" svg:y="4.6cm" presentation:class="outline" presentation:user-transformed="true">
          <draw:text-box>
            <text:p><text:span text:style-name="T6">1. To make it convenient for the users to pick a travel destination and itinerary of their choice.</text:span></text:p>
            <text:p><text:span text:style-name="T6">2. To curate a travel plan according to the user’s preferences, making the user’s budget the center of attention.</text:span></text:p>
          </draw:text-box>
        </draw:frame>
        <presentation:notes draw:style-name="dp2">
          <draw:page-thumbnail draw:style-name="gr1" draw:layer="layout" svg:width="19.798cm" svg:height="11.136cm" svg:x="0.6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Problem Definition</text:p>
          </draw:text-box>
        </draw:frame>
        <draw:frame presentation:style-name="pr5" draw:text-style-name="P1" draw:layer="layout" svg:width="25.199cm" svg:height="8.219cm" svg:x="1.4cm" svg:y="4.6cm" presentation:class="outline">
          <draw:text-box>
            <text:list text:style-name="L2">
              <text:list-header>
                <text:p>To develop a user-friendly system that recommends a travel destination based on minimum user input and also generates a set of itinerary for the user to pick from.</text:p>
              </text:list-header>
            </text:list>
          </draw:text-box>
        </draw:frame>
        <presentation:notes draw:style-name="dp2">
          <draw:page-thumbnail draw:style-name="gr1" draw:layer="layout" svg:width="19.798cm" svg:height="11.136cm" svg:x="0.6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Scope</text:p>
          </draw:text-box>
        </draw:frame>
        <draw:frame presentation:style-name="pr5" draw:layer="layout" svg:width="25.199cm" svg:height="8.219cm" svg:x="1.4cm" svg:y="4.6cm" presentation:class="outline" presentation:user-transformed="true">
          <draw:text-box>
            <text:list text:style-name="L2">
              <text:list-item>
                <text:p text:style-name="P1"><text:span text:style-name="T7">The system takes basic details from the user and utilizes the same along with stored external information to precisely recommend the most suitable destination in the country.</text:span></text:p>
              </text:list-item>
              <text:list-item>
                <text:p><text:span text:style-name="T7">The user interacts with the system through a chatbot</text:span></text:p>
              </text:list-item>
              <text:list-item>
                <text:p><text:span text:style-name="T7">The system also generates a set of itineraries for the user to choose from</text:span></text:p>
              </text:list-item>
              <text:list-item>
                <text:p><text:span text:style-name="T7">The system is confined to tourist hotspots in India</text:span></text:p>
              </text:list-item>
            </text:list>
          </draw:text-box>
        </draw:frame>
        <presentation:notes draw:style-name="dp2">
          <draw:page-thumbnail draw:style-name="gr1" draw:layer="layout" svg:width="19.798cm" svg:height="11.136cm" svg:x="0.6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chnology Stack</text:p>
          </draw:text-box>
        </draw:frame>
        <draw:frame presentation:style-name="pr5" draw:layer="layout" svg:width="25.199cm" svg:height="8.219cm" svg:x="1.4cm" svg:y="4.6cm" presentation:class="outline" presentation:user-transformed="true">
          <draw:text-box>
            <text:list text:style-name="L2">
              <text:list-item>
                <text:p><text:s/>Firebase</text:p>
              </text:list-item>
              <text:list-item>
                <text:p>Jupyter Notebook</text:p>
              </text:list-item>
              <text:list-item>
                <text:p>TensorFlow</text:p>
              </text:list-item>
              <text:list-item>
                <text:p>DialogFlow</text:p>
              </text:list-item>
            </text:list>
          </draw:text-box>
        </draw:frame>
        <presentation:notes draw:style-name="dp2">
          <draw:page-thumbnail draw:style-name="gr1" draw:layer="layout" svg:width="19.798cm" svg:height="11.136cm" svg:x="0.6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Benefits for environment</text:p>
          </draw:text-box>
        </draw:frame>
        <draw:frame presentation:style-name="pr5" draw:text-style-name="P1" draw:layer="layout" svg:width="25.199cm" svg:height="8.219cm" svg:x="1.4cm" svg:y="4.6cm" presentation:class="outline" presentation:user-transformed="true">
          <draw:text-box>
            <text:p text:style-name="P1"><text:span text:style-name="T8">Travel recommendation system can provide many benefits to the environment. Instead of physically going to the travel agencies for the recommendation, the users can simply interact with the personalized itinerary recommendation system through a chat bot. Moreover, the travel agencies provide information to the users through brochures or pamphlets, resulting in a huge amount of paper wastage. Instead, the users can find the information regarding all the places through this online system. This reduces the use of paper and hence reduces the cutting down of trees, which directly benefits the environment. </text:span></text:p>
          </draw:text-box>
        </draw:frame>
        <presentation:notes draw:style-name="dp2">
          <draw:page-thumbnail draw:style-name="gr1" draw:layer="layout" svg:width="19.798cm" svg:height="11.136cm" svg:x="0.6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Benefits for the society</text:p>
          </draw:text-box>
        </draw:frame>
        <draw:frame presentation:style-name="pr5" draw:text-style-name="P1" draw:layer="layout" svg:width="25.199cm" svg:height="8.219cm" svg:x="1.4cm" svg:y="4.6cm" presentation:class="outline" presentation:user-transformed="true">
          <draw:text-box>
            <text:p text:style-name="P1"><text:span text:style-name="T9">Travel and tourism is considered as the biggest and most renowned industry in the world. Tourism has the potential to increase public appreciation of the environment and to spread awareness of environmental problems. The personalized itinerary recommendation system has the effect of guiding users in a personalized way to interesting places in a large space of possible options. Because of the easy interaction that the system provides to the user through a chat bot, it attracts more and more users to use this system thereby attracting them to different places. Certain users may even leave a full review of the places that they have </text:span><text:span text:style-name="T10">visited</text:span><text:span text:style-name="T9"> which in turn benefits the other users. This helps to increase tourism and brings people into closer contact with nature and the environment. Moreover, Tourism is the fastest growing economic sector in terms of foreign exchange earnings and job creation. It has become one of the most important sources of employment. It also provides financial support for the conservation of the ecosystem and natural resources management making the destination more reliable and desirable to visitors. </text:span></text:p>
          </draw:text-box>
        </draw:frame>
        <presentation:notes draw:style-name="dp2">
          <draw:page-thumbnail draw:style-name="gr1" draw:layer="layout" svg:width="19.798cm" svg:height="11.136cm" svg:x="0.6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Applications</text:p>
          </draw:text-box>
        </draw:frame>
        <draw:frame presentation:style-name="pr5" draw:text-style-name="P1" draw:layer="layout" svg:width="25.199cm" svg:height="8.219cm" svg:x="1.4cm" svg:y="4.6cm" presentation:class="outline" presentation:user-transformed="true">
          <draw:text-box>
            <text:p text:style-name="P1"><text:span text:style-name="T11">A lot of online travel websites in the market do not recommend a place of user’s interest dynamically. Rather, they expect the user to enter the destination of their own choice. In this case, the user is burdened with the task of searching for a destination, even though he/she has no particular place in mind. Personalized itinerary recommendation system helps over5come this problem and recommends travel destination to the user. As an added perk, the system also generates multiple itineraries to choose from. This system utilizes an intuitive chat-bot interface which improves the quality of user experience. By integrating this system into major travel websites, we can improve the overall user interaction and experience. Integration of this system will reduce the user’s burden of going through the hassle of finding a travel destination and preparing an itinerary for the trip. </text:span></text:p>
          </draw:text-box>
        </draw:frame>
        <presentation:notes draw:style-name="dp2">
          <draw:page-thumbnail draw:style-name="gr1" draw:layer="layout" svg:width="19.798cm" svg:height="11.136cm" svg:x="0.6cm" svg:y="2.257cm" draw:page-number="10"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TimesNewRomanPSMT1" svg:font-family="TimesNewRomanPSMT"/>
    <style:font-face style:name="Arial3" svg:font-family="Arial" style:font-family-generic="swiss"/>
    <style:font-face style:name="Arial1" svg:font-family="Arial" style:font-pitch="variable"/>
    <style:font-face style:name="Liberation Sans3" svg:font-family="'Liberation Sans'" style:font-pitch="variable"/>
    <style:font-face style:name="OpenSymbol1" svg:font-family="OpenSymbol, 'Arial Unicode MS'" style:font-pitch="variable"/>
    <style:font-face style:name="Segoe UI1" svg:font-family="'Segoe UI'" style:font-pitch="variable"/>
    <style:font-face style:name="Tahoma1" svg:font-family="Tahoma" style:font-pitch="variable"/>
    <style:font-face style:name="TimesNewRomanPSMT" svg:font-family="TimesNewRomanPSMT"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Arial3" style:font-family-asian="Arial" style:font-family-generic-asian="swiss"/>
    </style:style>
    <style:style style:name="Caption" style:family="graphic">
      <style:paragraph-properties fo:margin-top="0.374cm" fo:margin-bottom="0.374cm" style:text-autospace="none"/>
      <style:text-properties fo:font-style="italic" style:font-name-asian="Arial3" style:font-family-asian="Arial"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Arial3"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1" style:font-family-asian="Arial" style:font-pitch-asian="variable" style:font-size-asian="14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svg:stroke-color="#3465a4"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EB79E9C260D95118.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9T12:42:39.551000000</meta:creation-date>
    <meta:editing-duration>PT2H9M1S</meta:editing-duration>
    <meta:editing-cycles>6</meta:editing-cycles>
    <meta:generator>LibreOffice/6.2.1.2$Windows_X86_64 LibreOffice_project/7bcb35dc3024a62dea0caee87020152d1ee96e71</meta:generator>
    <dc:title>Classy Red</dc:title>
    <dc:date>2019-08-29T17:16:08.047000000</dc:date>
    <meta:document-statistic meta:object-count="77"/>
  </office:meta>
</office:document-meta>
</file>